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Sans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1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Nimbus Sans1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Nimbus Sans1" fo:font-size="12pt" fo:font-weight="normal" officeooo:rsid="00101837" officeooo:paragraph-rsid="0010183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1" fo:font-size="16pt" fo:font-weight="bold" officeooo:rsid="00101837" officeooo:paragraph-rsid="00101837" style:font-size-asian="16pt" style:font-weight-asian="bold" style:font-size-complex="16pt" style:font-weight-complex="bold"/>
    </style:style>
    <style:style style:name="T1" style:family="text">
      <style:text-properties officeooo:rsid="00101837"/>
    </style:style>
    <style:style style:name="T2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normal" officeooo:rsid="000e930a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Nimbus San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0e0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eole-style Mac and Cheese</text:p>
      <text:p text:style-name="P4"><text:span text:style-name="T3">from </text:span><text:span text:style-name="T2">Leah Chase</text:span></text:p>
      <text:p text:style-name="P1"/>
      <text:p text:style-name="P1"><text:span text:style-name="T1">1 </text:span>lb.<text:tab/><text:span text:style-name="T1">Pasta</text:span></text:p>
      <text:p text:style-name="P1"><text:span text:style-name="T1">2 c.</text:span><text:tab/><text:span text:style-name="T1">Heavy cream</text:span></text:p>
      <text:p text:style-name="P1"><text:span text:style-name="T1">4</text:span><text:tab/><text:span text:style-name="T1">Eggs</text:span></text:p>
      <text:p text:style-name="P1"><text:span text:style-name="T1">2 T</text:span>.<text:tab/><text:span text:style-name="T1">Cajun seasoning</text:span></text:p>
      <text:p text:style-name="P1"><text:span text:style-name="T1">4 T</text:span>.<text:tab/><text:span text:style-name="T1">Butter</text:span></text:p>
      <text:p text:style-name="P1"><text:span text:style-name="T1">4 c.</text:span><text:tab/><text:span text:style-name="T1">Cheese, grated</text:span></text:p>
      <text:p text:style-name="P1"/>
      <text:list xml:id="list2833262975" text:style-name="L1">
        <text:list-item>
          <text:p text:style-name="P3">Preheat oven to 350<text:span text:style-name="T4">°</text:span></text:p>
        </text:list-item>
        <text:list-item>
          <text:p text:style-name="P3">Put butter in a 9x9 inch baking dish and place in oven.</text:p>
        </text:list-item>
        <text:list-item>
          <text:p text:style-name="P3">Cook pasta <text:span text:style-name="T5">al dente</text:span> according to the package instructions.</text:p>
        </text:list-item>
        <text:list-item>
          <text:p text:style-name="P3">Once the butter has melted completely, pull out the baking dish.</text:p>
        </text:list-item>
        <text:list-item>
          <text:p text:style-name="P3">Brush the inside of the baking dish with the melted butter.</text:p>
        </text:list-item>
        <text:list-item>
          <text:p text:style-name="P3">Let the butter cool until it is luke warm.</text:p>
        </text:list-item>
        <text:list-item>
          <text:p text:style-name="P3">Whisk together cream, eggs, and Cajun seasoning.</text:p>
        </text:list-item>
        <text:list-item>
          <text:p text:style-name="P3">Whisk in cooled butter.</text:p>
        </text:list-item>
        <text:list-item>
          <text:p text:style-name="P3">Layer the pasta and cheese in the buttered baking dish.</text:p>
        </text:list-item>
        <text:list-item>
          <text:p text:style-name="P3">Pour the custard over the top of the pasta and cheese.</text:p>
        </text:list-item>
        <text:list-item>
          <text:p text:style-name="P3">Baked for 20-<text:span text:style-name="T6">25</text:span> minutes at 350<text:span text:style-name="T4">°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Sans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7-10T12:47:12.584564390</dc:date>
    <meta:editing-duration>PT22M4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32" meta:character-count="645" meta:non-whitespace-character-count="543"/>
  </office:meta>
</office:document-meta>
</file>